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9f67" officeooo:paragraph-rsid="00149f67"/>
    </style:style>
    <style:style style:name="P2" style:family="paragraph" style:parent-style-name="Standard">
      <style:paragraph-properties fo:text-align="start" style:justify-single-word="false"/>
      <style:text-properties fo:font-weight="bold" officeooo:rsid="00149f67" officeooo:paragraph-rsid="00149f67" style:font-weight-asian="bold" style:font-weight-complex="bold"/>
    </style:style>
    <style:style style:name="P3" style:family="paragraph" style:parent-style-name="Standard">
      <style:paragraph-properties fo:text-align="start" style:justify-single-word="false"/>
      <style:text-properties fo:font-weight="bold" officeooo:rsid="00242ccf" officeooo:paragraph-rsid="00242ccf" style:font-weight-asian="bold" style:font-weight-complex="bold"/>
    </style:style>
    <style:style style:name="P4" style:family="paragraph" style:parent-style-name="Standard">
      <style:paragraph-properties fo:text-align="start" style:justify-single-word="false"/>
      <style:text-properties fo:font-weight="bold" officeooo:rsid="0034c464" officeooo:paragraph-rsid="0034c464" style:font-weight-asian="bold" style:font-weight-complex="bold"/>
    </style:style>
    <style:style style:name="P5" style:family="paragraph" style:parent-style-name="Standard">
      <style:paragraph-properties fo:text-align="start" style:justify-single-word="false"/>
      <style:text-properties fo:font-weight="bold" officeooo:rsid="00458ca4" officeooo:paragraph-rsid="00458ca4" style:font-weight-asian="bold" style:font-weight-complex="bold"/>
    </style:style>
    <style:style style:name="P6" style:family="paragraph" style:parent-style-name="Standard">
      <style:paragraph-properties fo:text-align="start" style:justify-single-word="false"/>
      <style:text-properties fo:font-weight="bold" officeooo:rsid="0055af93" officeooo:paragraph-rsid="0055af93" style:font-weight-asian="bold" style:font-weight-complex="bold"/>
    </style:style>
    <style:style style:name="P7" style:family="paragraph" style:parent-style-name="Standard">
      <style:paragraph-properties fo:text-align="start" style:justify-single-word="false"/>
      <style:text-properties fo:font-weight="bold" officeooo:rsid="006319a9" officeooo:paragraph-rsid="006319a9" style:font-weight-asian="bold" style:font-weight-complex="bold"/>
    </style:style>
    <style:style style:name="P8" style:family="paragraph" style:parent-style-name="Standard">
      <style:paragraph-properties fo:text-align="start" style:justify-single-word="false"/>
      <style:text-properties fo:font-weight="bold" officeooo:rsid="009e2f01" officeooo:paragraph-rsid="009e2f01" style:font-weight-asian="bold" style:font-weight-complex="bold"/>
    </style:style>
    <style:style style:name="P9" style:family="paragraph" style:parent-style-name="Standard">
      <style:paragraph-properties fo:text-align="start" style:justify-single-word="false"/>
      <style:text-properties fo:font-weight="bold" officeooo:rsid="009e2f01" officeooo:paragraph-rsid="00a19954" style:font-weight-asian="bold" style:font-weight-complex="bold"/>
    </style:style>
    <style:style style:name="P10" style:family="paragraph" style:parent-style-name="Standard">
      <style:paragraph-properties fo:text-align="start" style:justify-single-word="false"/>
      <style:text-properties fo:font-weight="bold" officeooo:rsid="00acce1e" officeooo:paragraph-rsid="00acce1e" style:font-weight-asian="bold" style:font-weight-complex="bold"/>
    </style:style>
    <style:style style:name="P11" style:family="paragraph" style:parent-style-name="Standard">
      <style:paragraph-properties fo:text-align="start" style:justify-single-word="false"/>
      <style:text-properties fo:font-weight="bold" officeooo:rsid="00b65453" officeooo:paragraph-rsid="00b65453" style:font-weight-asian="bold" style:font-weight-complex="bold"/>
    </style:style>
    <style:style style:name="P12" style:family="paragraph" style:parent-style-name="Standard">
      <style:paragraph-properties fo:text-align="start" style:justify-single-word="false"/>
      <style:text-properties fo:font-weight="bold" officeooo:rsid="00c58215" officeooo:paragraph-rsid="00c58215" style:font-weight-asian="bold" style:font-weight-complex="bold"/>
    </style:style>
    <style:style style:name="P13" style:family="paragraph" style:parent-style-name="Standard">
      <style:paragraph-properties fo:text-align="start" style:justify-single-word="false"/>
      <style:text-properties officeooo:rsid="0017e789" officeooo:paragraph-rsid="0017e789"/>
    </style:style>
    <style:style style:name="P14" style:family="paragraph" style:parent-style-name="Standard">
      <style:paragraph-properties fo:text-align="start" style:justify-single-word="false"/>
      <style:text-properties officeooo:paragraph-rsid="0017e789"/>
    </style:style>
    <style:style style:name="P15" style:family="paragraph" style:parent-style-name="Standard">
      <style:paragraph-properties fo:text-align="start" style:justify-single-word="false"/>
      <style:text-properties officeooo:paragraph-rsid="003f0b9d"/>
    </style:style>
    <style:style style:name="P16" style:family="paragraph" style:parent-style-name="Standard">
      <style:paragraph-properties fo:text-align="start" style:justify-single-word="false"/>
      <style:text-properties officeooo:paragraph-rsid="0055af93"/>
    </style:style>
    <style:style style:name="P17" style:family="paragraph" style:parent-style-name="Standard">
      <style:paragraph-properties fo:text-align="start" style:justify-single-word="false"/>
      <style:text-properties officeooo:paragraph-rsid="005c3e20"/>
    </style:style>
    <style:style style:name="P18" style:family="paragraph" style:parent-style-name="Standard">
      <style:paragraph-properties fo:text-align="start" style:justify-single-word="false"/>
      <style:text-properties officeooo:paragraph-rsid="00647571"/>
    </style:style>
    <style:style style:name="P19" style:family="paragraph" style:parent-style-name="Standard">
      <style:paragraph-properties fo:text-align="start" style:justify-single-word="false"/>
      <style:text-properties officeooo:paragraph-rsid="008ba6d6"/>
    </style:style>
    <style:style style:name="P20" style:family="paragraph" style:parent-style-name="Standard">
      <style:paragraph-properties fo:text-align="start" style:justify-single-word="false"/>
      <style:text-properties officeooo:paragraph-rsid="007413d4"/>
    </style:style>
    <style:style style:name="P21" style:family="paragraph" style:parent-style-name="Standard">
      <style:paragraph-properties fo:text-align="start" style:justify-single-word="false"/>
      <style:text-properties officeooo:paragraph-rsid="00753d39"/>
    </style:style>
    <style:style style:name="P22" style:family="paragraph" style:parent-style-name="Standard">
      <style:paragraph-properties fo:text-align="start" style:justify-single-word="false"/>
      <style:text-properties officeooo:paragraph-rsid="00ab8ce1"/>
    </style:style>
    <style:style style:name="P23" style:family="paragraph" style:parent-style-name="Standard">
      <style:paragraph-properties fo:text-align="start" style:justify-single-word="false"/>
      <style:text-properties officeooo:paragraph-rsid="00abd6d2"/>
    </style:style>
    <style:style style:name="P24" style:family="paragraph" style:parent-style-name="Standard">
      <style:paragraph-properties fo:text-align="start" style:justify-single-word="false"/>
      <style:text-properties officeooo:paragraph-rsid="00bd6bc9"/>
    </style:style>
    <style:style style:name="P25" style:family="paragraph" style:parent-style-name="Standard">
      <style:paragraph-properties fo:text-align="start" style:justify-single-word="false"/>
      <style:text-properties officeooo:paragraph-rsid="00cf64e4"/>
    </style:style>
    <style:style style:name="P26" style:family="paragraph" style:parent-style-name="Standard">
      <style:paragraph-properties fo:text-align="start" style:justify-single-word="false"/>
      <style:text-properties officeooo:paragraph-rsid="00dc9807"/>
    </style:style>
    <style:style style:name="P27" style:family="paragraph" style:parent-style-name="Standard">
      <style:paragraph-properties fo:text-align="start" style:justify-single-word="false"/>
      <style:text-properties officeooo:rsid="002a0a41" officeooo:paragraph-rsid="002a0a41"/>
    </style:style>
    <style:style style:name="P28" style:family="paragraph" style:parent-style-name="Standard">
      <style:paragraph-properties fo:text-align="start" style:justify-single-word="false"/>
      <style:text-properties fo:font-weight="normal" officeooo:rsid="002edc97" officeooo:paragraph-rsid="002edc97" style:font-weight-asian="normal" style:font-weight-complex="normal"/>
    </style:style>
    <style:style style:name="P29" style:family="paragraph" style:parent-style-name="Standard">
      <style:paragraph-properties fo:text-align="start" style:justify-single-word="false"/>
      <style:text-properties fo:font-weight="normal" officeooo:rsid="00302bff" officeooo:paragraph-rsid="00302bff" style:font-weight-asian="normal" style:font-weight-complex="normal"/>
    </style:style>
    <style:style style:name="P30" style:family="paragraph" style:parent-style-name="Standard">
      <style:paragraph-properties fo:text-align="start" style:justify-single-word="false"/>
      <style:text-properties fo:font-weight="normal" officeooo:rsid="00369f80" officeooo:paragraph-rsid="00369f80" style:font-weight-asian="normal" style:font-weight-complex="normal"/>
    </style:style>
    <style:style style:name="P31" style:family="paragraph" style:parent-style-name="Standard">
      <style:paragraph-properties fo:text-align="start" style:justify-single-word="false"/>
      <style:text-properties fo:font-weight="normal" officeooo:rsid="00379fae" officeooo:paragraph-rsid="00379fae" style:font-weight-asian="normal" style:font-weight-complex="normal"/>
    </style:style>
    <style:style style:name="P32" style:family="paragraph" style:parent-style-name="Standard">
      <style:paragraph-properties fo:text-align="start" style:justify-single-word="false"/>
      <style:text-properties fo:font-weight="normal" officeooo:rsid="0039552a" officeooo:paragraph-rsid="0039552a" style:font-weight-asian="normal" style:font-weight-complex="normal"/>
    </style:style>
    <style:style style:name="P33" style:family="paragraph" style:parent-style-name="Standard">
      <style:paragraph-properties fo:text-align="start" style:justify-single-word="false"/>
      <style:text-properties fo:font-weight="normal" officeooo:rsid="0039552a" officeooo:paragraph-rsid="003cfb58" style:font-weight-asian="normal" style:font-weight-complex="normal"/>
    </style:style>
    <style:style style:name="P34" style:family="paragraph" style:parent-style-name="Standard">
      <style:paragraph-properties fo:text-align="start" style:justify-single-word="false"/>
      <style:text-properties fo:font-weight="normal" officeooo:rsid="0039552a" officeooo:paragraph-rsid="003dcb60" style:font-weight-asian="normal" style:font-weight-complex="normal"/>
    </style:style>
    <style:style style:name="P35" style:family="paragraph" style:parent-style-name="Standard">
      <style:paragraph-properties fo:text-align="start" style:justify-single-word="false"/>
      <style:text-properties fo:font-weight="normal" officeooo:rsid="003cfb58" officeooo:paragraph-rsid="003cfb58" style:font-weight-asian="normal" style:font-weight-complex="normal"/>
    </style:style>
    <style:style style:name="P36" style:family="paragraph" style:parent-style-name="Standard">
      <style:paragraph-properties fo:text-align="start" style:justify-single-word="false"/>
      <style:text-properties fo:font-weight="normal" officeooo:rsid="003dde8d" officeooo:paragraph-rsid="003dde8d" style:font-weight-asian="normal" style:font-weight-complex="normal"/>
    </style:style>
    <style:style style:name="P37" style:family="paragraph" style:parent-style-name="Standard">
      <style:paragraph-properties fo:text-align="start" style:justify-single-word="false"/>
      <style:text-properties fo:font-weight="normal" officeooo:rsid="003f0b9d" officeooo:paragraph-rsid="003f0b9d" style:font-weight-asian="normal" style:font-weight-complex="normal"/>
    </style:style>
    <style:style style:name="P38" style:family="paragraph" style:parent-style-name="Standard">
      <style:paragraph-properties fo:text-align="start" style:justify-single-word="false"/>
      <style:text-properties fo:font-weight="normal" officeooo:rsid="00458ca4" officeooo:paragraph-rsid="0055af93" style:font-weight-asian="normal" style:font-weight-complex="normal"/>
    </style:style>
    <style:style style:name="P39" style:family="paragraph" style:parent-style-name="Standard">
      <style:paragraph-properties fo:text-align="start" style:justify-single-word="false"/>
      <style:text-properties fo:font-weight="normal" officeooo:rsid="004902cf" officeooo:paragraph-rsid="004902cf" style:font-weight-asian="normal" style:font-weight-complex="normal"/>
    </style:style>
    <style:style style:name="P40" style:family="paragraph" style:parent-style-name="Standard">
      <style:paragraph-properties fo:text-align="start" style:justify-single-word="false"/>
      <style:text-properties fo:font-weight="normal" officeooo:rsid="004a28a4" officeooo:paragraph-rsid="004a28a4" style:font-weight-asian="normal" style:font-weight-complex="normal"/>
    </style:style>
    <style:style style:name="P41" style:family="paragraph" style:parent-style-name="Standard">
      <style:paragraph-properties fo:text-align="start" style:justify-single-word="false"/>
      <style:text-properties fo:font-weight="normal" officeooo:rsid="004be4e4" officeooo:paragraph-rsid="004be4e4" style:font-weight-asian="normal" style:font-weight-complex="normal"/>
    </style:style>
    <style:style style:name="P42" style:family="paragraph" style:parent-style-name="Standard">
      <style:paragraph-properties fo:text-align="start" style:justify-single-word="false"/>
      <style:text-properties fo:font-weight="normal" officeooo:rsid="004e6478" officeooo:paragraph-rsid="004e6478" style:font-weight-asian="normal" style:font-weight-complex="normal"/>
    </style:style>
    <style:style style:name="P43" style:family="paragraph" style:parent-style-name="Standard">
      <style:paragraph-properties fo:text-align="start" style:justify-single-word="false"/>
      <style:text-properties fo:font-weight="normal" officeooo:rsid="004ec28c" officeooo:paragraph-rsid="004ec28c" style:font-weight-asian="normal" style:font-weight-complex="normal"/>
    </style:style>
    <style:style style:name="P44" style:family="paragraph" style:parent-style-name="Standard">
      <style:paragraph-properties fo:text-align="start" style:justify-single-word="false"/>
      <style:text-properties fo:font-weight="normal" officeooo:rsid="0053322c" officeooo:paragraph-rsid="0053322c" style:font-weight-asian="normal" style:font-weight-complex="normal"/>
    </style:style>
    <style:style style:name="P45" style:family="paragraph" style:parent-style-name="Standard">
      <style:paragraph-properties fo:text-align="start" style:justify-single-word="false"/>
      <style:text-properties fo:font-weight="normal" officeooo:rsid="0053322c" officeooo:paragraph-rsid="0055af93" style:font-weight-asian="normal" style:font-weight-complex="normal"/>
    </style:style>
    <style:style style:name="P46" style:family="paragraph" style:parent-style-name="Standard">
      <style:paragraph-properties fo:text-align="start" style:justify-single-word="false"/>
      <style:text-properties fo:font-weight="normal" officeooo:rsid="00557911" officeooo:paragraph-rsid="00557911" style:font-weight-asian="normal" style:font-weight-complex="normal"/>
    </style:style>
    <style:style style:name="P47" style:family="paragraph" style:parent-style-name="Standard">
      <style:paragraph-properties fo:text-align="start" style:justify-single-word="false"/>
      <style:text-properties fo:font-weight="normal" officeooo:rsid="0055af93" officeooo:paragraph-rsid="0055af93" style:font-weight-asian="normal" style:font-weight-complex="normal"/>
    </style:style>
    <style:style style:name="P48" style:family="paragraph" style:parent-style-name="Standard">
      <style:paragraph-properties fo:text-align="start" style:justify-single-word="false"/>
      <style:text-properties fo:font-weight="normal" officeooo:rsid="0054d836" officeooo:paragraph-rsid="0055af93" style:font-weight-asian="normal" style:font-weight-complex="normal"/>
    </style:style>
    <style:style style:name="P49" style:family="paragraph" style:parent-style-name="Standard">
      <style:paragraph-properties fo:text-align="start" style:justify-single-word="false"/>
      <style:text-properties fo:font-weight="normal" officeooo:rsid="0058d9a9" officeooo:paragraph-rsid="0055af93" style:font-weight-asian="normal" style:font-weight-complex="normal"/>
    </style:style>
    <style:style style:name="P50" style:family="paragraph" style:parent-style-name="Standard">
      <style:paragraph-properties fo:text-align="start" style:justify-single-word="false"/>
      <style:text-properties fo:font-weight="normal" officeooo:rsid="005c3e20" officeooo:paragraph-rsid="005c3e20" style:font-weight-asian="normal" style:font-weight-complex="normal"/>
    </style:style>
    <style:style style:name="P51" style:family="paragraph" style:parent-style-name="Standard">
      <style:paragraph-properties fo:text-align="start" style:justify-single-word="false"/>
      <style:text-properties fo:font-weight="normal" officeooo:rsid="005dc861" officeooo:paragraph-rsid="005dc861" style:font-weight-asian="normal" style:font-weight-complex="normal"/>
    </style:style>
    <style:style style:name="P52" style:family="paragraph" style:parent-style-name="Standard">
      <style:paragraph-properties fo:text-align="start" style:justify-single-word="false"/>
      <style:text-properties fo:font-weight="normal" officeooo:rsid="005e0766" officeooo:paragraph-rsid="005e0766" style:font-weight-asian="normal" style:font-weight-complex="normal"/>
    </style:style>
    <style:style style:name="P53" style:family="paragraph" style:parent-style-name="Standard">
      <style:paragraph-properties fo:text-align="start" style:justify-single-word="false"/>
      <style:text-properties fo:font-weight="normal" officeooo:rsid="00693115" officeooo:paragraph-rsid="00693115" style:font-weight-asian="normal" style:font-weight-complex="normal"/>
    </style:style>
    <style:style style:name="P54" style:family="paragraph" style:parent-style-name="Standard">
      <style:paragraph-properties fo:text-align="start" style:justify-single-word="false"/>
      <style:text-properties fo:font-weight="normal" officeooo:rsid="006dda8a" officeooo:paragraph-rsid="006dda8a" style:font-weight-asian="normal" style:font-weight-complex="normal"/>
    </style:style>
    <style:style style:name="P55" style:family="paragraph" style:parent-style-name="Standard">
      <style:paragraph-properties fo:text-align="start" style:justify-single-word="false"/>
      <style:text-properties fo:font-weight="normal" officeooo:rsid="00753d39" officeooo:paragraph-rsid="00753d39" style:font-weight-asian="normal" style:font-weight-complex="normal"/>
    </style:style>
    <style:style style:name="P56" style:family="paragraph" style:parent-style-name="Standard">
      <style:paragraph-properties fo:text-align="start" style:justify-single-word="false"/>
      <style:text-properties fo:font-weight="normal" officeooo:rsid="0086486c" officeooo:paragraph-rsid="0086486c" style:font-weight-asian="normal" style:font-weight-complex="normal"/>
    </style:style>
    <style:style style:name="P57" style:family="paragraph" style:parent-style-name="Standard">
      <style:paragraph-properties fo:text-align="start" style:justify-single-word="false"/>
      <style:text-properties fo:font-weight="normal" officeooo:rsid="0086486c" officeooo:paragraph-rsid="00896c6d" style:font-weight-asian="normal" style:font-weight-complex="normal"/>
    </style:style>
    <style:style style:name="P58" style:family="paragraph" style:parent-style-name="Standard">
      <style:paragraph-properties fo:text-align="start" style:justify-single-word="false"/>
      <style:text-properties fo:font-weight="normal" officeooo:rsid="00896c6d" officeooo:paragraph-rsid="00a3c767" style:font-weight-asian="normal" style:font-weight-complex="normal"/>
    </style:style>
    <style:style style:name="P59" style:family="paragraph" style:parent-style-name="Standard">
      <style:paragraph-properties fo:text-align="start" style:justify-single-word="false"/>
      <style:text-properties fo:font-weight="normal" officeooo:rsid="008f0b8e" officeooo:paragraph-rsid="008f0b8e" style:font-weight-asian="normal" style:font-weight-complex="normal"/>
    </style:style>
    <style:style style:name="P60" style:family="paragraph" style:parent-style-name="Standard">
      <style:paragraph-properties fo:text-align="start" style:justify-single-word="false"/>
      <style:text-properties fo:font-weight="normal" officeooo:rsid="0093db7d" officeooo:paragraph-rsid="0093db7d" style:font-weight-asian="normal" style:font-weight-complex="normal"/>
    </style:style>
    <style:style style:name="P61" style:family="paragraph" style:parent-style-name="Standard">
      <style:paragraph-properties fo:text-align="start" style:justify-single-word="false"/>
      <style:text-properties fo:font-weight="normal" officeooo:rsid="0095b157" officeooo:paragraph-rsid="0095b157" style:font-weight-asian="normal" style:font-weight-complex="normal"/>
    </style:style>
    <style:style style:name="P62" style:family="paragraph" style:parent-style-name="Standard">
      <style:paragraph-properties fo:text-align="start" style:justify-single-word="false"/>
      <style:text-properties fo:font-weight="normal" officeooo:rsid="009b7211" officeooo:paragraph-rsid="009b7211" style:font-weight-asian="normal" style:font-weight-complex="normal"/>
    </style:style>
    <style:style style:name="P63" style:family="paragraph" style:parent-style-name="Standard">
      <style:paragraph-properties fo:text-align="start" style:justify-single-word="false"/>
      <style:text-properties fo:font-weight="normal" officeooo:rsid="009c613b" officeooo:paragraph-rsid="009dc1d3" style:font-weight-asian="normal" style:font-weight-complex="normal"/>
    </style:style>
    <style:style style:name="P64" style:family="paragraph" style:parent-style-name="Standard">
      <style:paragraph-properties fo:text-align="start" style:justify-single-word="false"/>
      <style:text-properties fo:font-weight="normal" officeooo:rsid="00a3c767" officeooo:paragraph-rsid="00a3c767" style:font-weight-asian="normal" style:font-weight-complex="normal"/>
    </style:style>
    <style:style style:name="P65" style:family="paragraph" style:parent-style-name="Standard">
      <style:paragraph-properties fo:text-align="start" style:justify-single-word="false"/>
      <style:text-properties fo:font-weight="normal" officeooo:rsid="009dc1d3" officeooo:paragraph-rsid="009dc1d3" style:font-weight-asian="normal" style:font-weight-complex="normal"/>
    </style:style>
    <style:style style:name="P66" style:family="paragraph" style:parent-style-name="Standard">
      <style:paragraph-properties fo:text-align="start" style:justify-single-word="false"/>
      <style:text-properties fo:font-weight="normal" officeooo:rsid="009e2f01" officeooo:paragraph-rsid="00a19954" style:font-weight-asian="normal" style:font-weight-complex="normal"/>
    </style:style>
    <style:style style:name="P67" style:family="paragraph" style:parent-style-name="Standard">
      <style:paragraph-properties fo:text-align="start" style:justify-single-word="false"/>
      <style:text-properties fo:font-weight="normal" officeooo:rsid="00ab8ce1" officeooo:paragraph-rsid="00ab8ce1" style:font-weight-asian="normal" style:font-weight-complex="normal"/>
    </style:style>
    <style:style style:name="P68" style:family="paragraph" style:parent-style-name="Standard">
      <style:paragraph-properties fo:text-align="start" style:justify-single-word="false"/>
      <style:text-properties fo:font-weight="normal" officeooo:rsid="00b3791a" officeooo:paragraph-rsid="00acce1e" style:font-weight-asian="normal" style:font-weight-complex="normal"/>
    </style:style>
    <style:style style:name="P69" style:family="paragraph" style:parent-style-name="Standard">
      <style:paragraph-properties fo:text-align="start" style:justify-single-word="false"/>
      <style:text-properties fo:font-weight="normal" officeooo:rsid="00b93a74" officeooo:paragraph-rsid="00b65453" style:font-weight-asian="normal" style:font-weight-complex="normal"/>
    </style:style>
    <style:style style:name="P70" style:family="paragraph" style:parent-style-name="Standard">
      <style:paragraph-properties fo:text-align="start" style:justify-single-word="false"/>
      <style:text-properties fo:font-size="14pt" fo:font-weight="bold" officeooo:rsid="00149f67" officeooo:paragraph-rsid="00149f67" style:font-size-asian="14pt" style:font-weight-asian="bold" style:font-size-complex="14pt" style:font-weight-complex="bold"/>
    </style:style>
    <style:style style:name="P71" style:family="paragraph" style:parent-style-name="Standard">
      <style:paragraph-properties fo:text-align="start" style:justify-single-word="false"/>
      <style:text-properties fo:font-size="14pt" fo:font-weight="bold" officeooo:rsid="00628ecb" officeooo:paragraph-rsid="00628ecb" style:font-size-asian="14pt" style:font-weight-asian="bold" style:font-size-complex="14pt" style:font-weight-complex="bold"/>
    </style:style>
    <style:style style:name="P72" style:family="paragraph" style:parent-style-name="Standard">
      <style:paragraph-properties fo:text-align="start" style:justify-single-word="false"/>
      <style:text-properties fo:font-size="14pt" fo:font-weight="bold" officeooo:rsid="008aab0a" officeooo:paragraph-rsid="008aab0a" style:font-size-asian="14pt" style:font-weight-asian="bold" style:font-size-complex="14pt" style:font-weight-complex="bold"/>
    </style:style>
    <style:style style:name="P73" style:family="paragraph" style:parent-style-name="Standard">
      <style:paragraph-properties fo:text-align="start" style:justify-single-word="false"/>
      <style:text-properties fo:font-size="14pt" fo:font-weight="normal" officeooo:rsid="00dc9807" officeooo:paragraph-rsid="00dd027b"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font-size="13pt" fo:font-weight="bold" officeooo:rsid="00149f67" officeooo:paragraph-rsid="00149f67" style:font-size-asian="13pt" style:font-weight-asian="bold" style:font-size-complex="13pt" style:font-weight-complex="bold"/>
    </style:style>
    <style:style style:name="P75" style:family="paragraph" style:parent-style-name="Standard">
      <style:paragraph-properties fo:text-align="start" style:justify-single-word="false"/>
      <style:text-properties fo:font-size="13pt" fo:font-weight="bold" officeooo:rsid="0022a886" officeooo:paragraph-rsid="0022a886" style:font-size-asian="13pt" style:font-weight-asian="bold" style:font-size-complex="13pt" style:font-weight-complex="bold"/>
    </style:style>
    <style:style style:name="P76" style:family="paragraph" style:parent-style-name="Standard">
      <style:paragraph-properties fo:text-align="start" style:justify-single-word="false"/>
      <style:text-properties fo:font-size="13pt" fo:font-weight="bold" officeooo:rsid="00302bff" officeooo:paragraph-rsid="00302bff" style:font-size-asian="13pt" style:font-weight-asian="bold" style:font-size-complex="13pt" style:font-weight-complex="bold"/>
    </style:style>
    <style:style style:name="P77" style:family="paragraph" style:parent-style-name="Standard">
      <style:paragraph-properties fo:text-align="start" style:justify-single-word="false"/>
      <style:text-properties fo:font-size="13pt" fo:font-weight="bold" officeooo:rsid="0042b73d" officeooo:paragraph-rsid="0042b73d" style:font-size-asian="13pt" style:font-weight-asian="bold" style:font-size-complex="13pt" style:font-weight-complex="bold"/>
    </style:style>
    <style:style style:name="P78" style:family="paragraph" style:parent-style-name="Standard">
      <style:paragraph-properties fo:text-align="start" style:justify-single-word="false"/>
      <style:text-properties style:text-underline-style="solid" style:text-underline-width="auto" style:text-underline-color="font-color" fo:font-weight="bold" officeooo:rsid="00a4d868" officeooo:paragraph-rsid="006319a9" style:font-weight-asian="bold" style:font-weight-complex="bold"/>
    </style:style>
    <style:style style:name="P79" style:family="paragraph" style:parent-style-name="Standard">
      <style:paragraph-properties fo:text-align="start" style:justify-single-word="false"/>
      <style:text-properties fo:font-size="12pt" fo:font-weight="bold" officeooo:rsid="00c7fff1" officeooo:paragraph-rsid="00c7fff1"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d4052e" officeooo:paragraph-rsid="00d4052e"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dc9807" officeooo:paragraph-rsid="00dc9807"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ddb8fc" officeooo:paragraph-rsid="00ddb8fc"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normal" officeooo:rsid="00c921ac" officeooo:paragraph-rsid="00c921ac"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c7fff1" officeooo:paragraph-rsid="00c7fff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cc039a" officeooo:paragraph-rsid="00cc039a"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cec4a1" officeooo:paragraph-rsid="00cec4a1"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cf64e4" officeooo:paragraph-rsid="00cffaf5"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d05a16" officeooo:paragraph-rsid="00d05a16"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d10012" officeooo:paragraph-rsid="00d10012"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d2e43d" officeooo:paragraph-rsid="00d2e43d"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d2e80b" officeooo:paragraph-rsid="00d2e80b"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d85010" officeooo:paragraph-rsid="00d85010"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d8f144" officeooo:paragraph-rsid="00d8f144"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dc9807" officeooo:paragraph-rsid="00dc9807"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ddb8fc" officeooo:paragraph-rsid="00ddb8fc"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ddb8fc" officeooo:paragraph-rsid="00e3a6b7"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3d194" officeooo:paragraph-rsid="00e3d19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officeooo:paragraph-rsid="00e668a0"/>
    </style:style>
    <style:style style:name="P99" style:family="paragraph" style:parent-style-name="Standard">
      <style:paragraph-properties fo:text-align="start" style:justify-single-word="false"/>
      <style:text-properties fo:font-size="12pt" fo:font-weight="normal" officeooo:rsid="00e6d6e9" officeooo:paragraph-rsid="00e95f37"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e95c4" officeooo:paragraph-rsid="00ee95c4"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f150db" officeooo:paragraph-rsid="00f150db"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bold" officeooo:rsid="00efc432" officeooo:paragraph-rsid="00efc432" style:font-size-asian="10.5pt" style:font-weight-asian="bold" style:font-size-complex="12pt" style:font-weight-complex="bold"/>
    </style:style>
    <style:style style:name="T1" style:family="text">
      <style:text-properties officeooo:rsid="001932db"/>
    </style:style>
    <style:style style:name="T2" style:family="text">
      <style:text-properties officeooo:rsid="001aeaf0"/>
    </style:style>
    <style:style style:name="T3" style:family="text">
      <style:text-properties fo:font-weight="bold" style:font-weight-asian="bold" style:font-weight-complex="bold"/>
    </style:style>
    <style:style style:name="T4" style:family="text">
      <style:text-properties fo:font-weight="bold" officeooo:rsid="0017e789" style:font-weight-asian="bold" style:font-weight-complex="bold"/>
    </style:style>
    <style:style style:name="T5" style:family="text">
      <style:text-properties fo:font-weight="bold" officeooo:rsid="002c2008" style:font-weight-asian="bold" style:font-weight-complex="bold"/>
    </style:style>
    <style:style style:name="T6" style:family="text">
      <style:text-properties fo:font-weight="bold" officeooo:rsid="002db7aa" style:font-weight-asian="bold" style:font-weight-complex="bold"/>
    </style:style>
    <style:style style:name="T7" style:family="text">
      <style:text-properties fo:font-weight="bold" officeooo:rsid="00bd6bc9" style:font-weight-asian="bold" style:font-weight-complex="bold"/>
    </style:style>
    <style:style style:name="T8" style:family="text">
      <style:text-properties fo:font-weight="bold" officeooo:rsid="00bef52b" style:font-weight-asian="bold" style:font-weight-complex="bold"/>
    </style:style>
    <style:style style:name="T9" style:family="text">
      <style:text-properties fo:font-weight="bold" officeooo:rsid="00c58215"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e740e" style:font-weight-asian="normal" style:font-weight-complex="normal"/>
    </style:style>
    <style:style style:name="T12" style:family="text">
      <style:text-properties fo:font-weight="normal" officeooo:rsid="0020da6e" style:font-weight-asian="normal" style:font-weight-complex="normal"/>
    </style:style>
    <style:style style:name="T13" style:family="text">
      <style:text-properties fo:font-weight="normal" officeooo:rsid="00253069" style:font-weight-asian="normal" style:font-weight-complex="normal"/>
    </style:style>
    <style:style style:name="T14" style:family="text">
      <style:text-properties fo:font-weight="normal" officeooo:rsid="0026b6a5" style:font-weight-asian="normal" style:font-weight-complex="normal"/>
    </style:style>
    <style:style style:name="T15" style:family="text">
      <style:text-properties fo:font-weight="normal" officeooo:rsid="0028ec81" style:font-weight-asian="normal" style:font-weight-complex="normal"/>
    </style:style>
    <style:style style:name="T16" style:family="text">
      <style:text-properties fo:font-weight="normal" officeooo:rsid="003f0b9d" style:font-weight-asian="normal" style:font-weight-complex="normal"/>
    </style:style>
    <style:style style:name="T17" style:family="text">
      <style:text-properties fo:font-weight="normal" officeooo:rsid="003fc6e1" style:font-weight-asian="normal" style:font-weight-complex="normal"/>
    </style:style>
    <style:style style:name="T18" style:family="text">
      <style:text-properties fo:font-weight="normal" officeooo:rsid="0055af93" style:font-weight-asian="normal" style:font-weight-complex="normal"/>
    </style:style>
    <style:style style:name="T19" style:family="text">
      <style:text-properties fo:font-weight="normal" officeooo:rsid="00563afb" style:font-weight-asian="normal" style:font-weight-complex="normal"/>
    </style:style>
    <style:style style:name="T20" style:family="text">
      <style:text-properties fo:font-weight="normal" officeooo:rsid="0057df7e" style:font-weight-asian="normal" style:font-weight-complex="normal"/>
    </style:style>
    <style:style style:name="T21" style:family="text">
      <style:text-properties fo:font-weight="normal" officeooo:rsid="0058d9a9" style:font-weight-asian="normal" style:font-weight-complex="normal"/>
    </style:style>
    <style:style style:name="T22" style:family="text">
      <style:text-properties fo:font-weight="normal" officeooo:rsid="0059e1c6" style:font-weight-asian="normal" style:font-weight-complex="normal"/>
    </style:style>
    <style:style style:name="T23" style:family="text">
      <style:text-properties fo:font-weight="normal" officeooo:rsid="005c3e20" style:font-weight-asian="normal" style:font-weight-complex="normal"/>
    </style:style>
    <style:style style:name="T24" style:family="text">
      <style:text-properties fo:font-weight="normal" officeooo:rsid="005e0766" style:font-weight-asian="normal" style:font-weight-complex="normal"/>
    </style:style>
    <style:style style:name="T25" style:family="text">
      <style:text-properties fo:font-weight="normal" officeooo:rsid="00647571" style:font-weight-asian="normal" style:font-weight-complex="normal"/>
    </style:style>
    <style:style style:name="T26" style:family="text">
      <style:text-properties fo:font-weight="normal" officeooo:rsid="006560de" style:font-weight-asian="normal" style:font-weight-complex="normal"/>
    </style:style>
    <style:style style:name="T27" style:family="text">
      <style:text-properties fo:font-weight="normal" officeooo:rsid="0067de00" style:font-weight-asian="normal" style:font-weight-complex="normal"/>
    </style:style>
    <style:style style:name="T28" style:family="text">
      <style:text-properties fo:font-weight="normal" officeooo:rsid="008ba6d6" style:font-weight-asian="normal" style:font-weight-complex="normal"/>
    </style:style>
    <style:style style:name="T29" style:family="text">
      <style:text-properties fo:font-weight="normal" officeooo:rsid="00922be9" style:font-weight-asian="normal" style:font-weight-complex="normal"/>
    </style:style>
    <style:style style:name="T30" style:family="text">
      <style:text-properties fo:font-weight="normal" officeooo:rsid="00998d66" style:font-weight-asian="normal" style:font-weight-complex="normal"/>
    </style:style>
    <style:style style:name="T31" style:family="text">
      <style:text-properties fo:font-weight="normal" officeooo:rsid="0077a0af" style:font-weight-asian="normal" style:font-weight-complex="normal"/>
    </style:style>
    <style:style style:name="T32" style:family="text">
      <style:text-properties fo:font-weight="normal" officeooo:rsid="0079eefd" style:font-weight-asian="normal" style:font-weight-complex="normal"/>
    </style:style>
    <style:style style:name="T33" style:family="text">
      <style:text-properties fo:font-weight="normal" officeooo:rsid="007413d4" style:font-weight-asian="normal" style:font-weight-complex="normal"/>
    </style:style>
    <style:style style:name="T34" style:family="text">
      <style:text-properties fo:font-weight="normal" officeooo:rsid="009c0ec6" style:font-weight-asian="normal" style:font-weight-complex="normal"/>
    </style:style>
    <style:style style:name="T35" style:family="text">
      <style:text-properties fo:font-weight="normal" officeooo:rsid="00753d39" style:font-weight-asian="normal" style:font-weight-complex="normal"/>
    </style:style>
    <style:style style:name="T36" style:family="text">
      <style:text-properties fo:font-weight="normal" officeooo:rsid="007837e1" style:font-weight-asian="normal" style:font-weight-complex="normal"/>
    </style:style>
    <style:style style:name="T37" style:family="text">
      <style:text-properties fo:font-weight="normal" officeooo:rsid="0076fe71" style:font-weight-asian="normal" style:font-weight-complex="normal"/>
    </style:style>
    <style:style style:name="T38" style:family="text">
      <style:text-properties fo:font-weight="normal" officeooo:rsid="00ab8ce1" style:font-weight-asian="normal" style:font-weight-complex="normal"/>
    </style:style>
    <style:style style:name="T39" style:family="text">
      <style:text-properties fo:font-weight="normal" officeooo:rsid="00aab1af" style:font-weight-asian="normal" style:font-weight-complex="normal"/>
    </style:style>
    <style:style style:name="T40" style:family="text">
      <style:text-properties fo:font-weight="normal" officeooo:rsid="00b149fe" style:font-weight-asian="normal" style:font-weight-complex="normal"/>
    </style:style>
    <style:style style:name="T41" style:family="text">
      <style:text-properties fo:font-weight="normal" officeooo:rsid="00b27110" style:font-weight-asian="normal" style:font-weight-complex="normal"/>
    </style:style>
    <style:style style:name="T42" style:family="text">
      <style:text-properties fo:font-weight="normal" officeooo:rsid="00b3791a" style:font-weight-asian="normal" style:font-weight-complex="normal"/>
    </style:style>
    <style:style style:name="T43" style:family="text">
      <style:text-properties fo:font-weight="normal" officeooo:rsid="00b59931" style:font-weight-asian="normal" style:font-weight-complex="normal"/>
    </style:style>
    <style:style style:name="T44" style:family="text">
      <style:text-properties fo:font-weight="normal" officeooo:rsid="00abd6d2" style:font-weight-asian="normal" style:font-weight-complex="normal"/>
    </style:style>
    <style:style style:name="T45" style:family="text">
      <style:text-properties fo:font-weight="normal" officeooo:rsid="00b78ed7" style:font-weight-asian="normal" style:font-weight-complex="normal"/>
    </style:style>
    <style:style style:name="T46" style:family="text">
      <style:text-properties fo:font-weight="normal" officeooo:rsid="00b93a74" style:font-weight-asian="normal" style:font-weight-complex="normal"/>
    </style:style>
    <style:style style:name="T47" style:family="text">
      <style:text-properties officeooo:rsid="00242ccf"/>
    </style:style>
    <style:style style:name="T48" style:family="text">
      <style:text-properties officeooo:rsid="00367913"/>
    </style:style>
    <style:style style:name="T49" style:family="text">
      <style:text-properties officeooo:rsid="0038a8ef"/>
    </style:style>
    <style:style style:name="T50" style:family="text">
      <style:text-properties officeooo:rsid="00402c74"/>
    </style:style>
    <style:style style:name="T51" style:family="text">
      <style:text-properties officeooo:rsid="00493e9a"/>
    </style:style>
    <style:style style:name="T52" style:family="text">
      <style:text-properties officeooo:rsid="004d8e09"/>
    </style:style>
    <style:style style:name="T53" style:family="text">
      <style:text-properties officeooo:rsid="0054d836"/>
    </style:style>
    <style:style style:name="T54" style:family="text">
      <style:text-properties officeooo:rsid="0057df7e"/>
    </style:style>
    <style:style style:name="T55" style:family="text">
      <style:text-properties officeooo:rsid="005c3e20"/>
    </style:style>
    <style:style style:name="T56" style:family="text">
      <style:text-properties officeooo:rsid="006e4b8f"/>
    </style:style>
    <style:style style:name="T57" style:family="text">
      <style:text-properties officeooo:rsid="00896c6d"/>
    </style:style>
    <style:style style:name="T58" style:family="text">
      <style:text-properties officeooo:rsid="0093db7d"/>
    </style:style>
    <style:style style:name="T59" style:family="text">
      <style:text-properties officeooo:rsid="00970598"/>
    </style:style>
    <style:style style:name="T60" style:family="text">
      <style:text-properties officeooo:rsid="00978b3c"/>
    </style:style>
    <style:style style:name="T61" style:family="text">
      <style:text-properties officeooo:rsid="009dc1d3"/>
    </style:style>
    <style:style style:name="T62" style:family="text">
      <style:text-properties style:text-position="super 58%" fo:font-weight="normal" officeooo:rsid="00abd6d2" style:font-weight-asian="normal" style:font-weight-complex="normal"/>
    </style:style>
    <style:style style:name="T63" style:family="text">
      <style:text-properties officeooo:rsid="00af5dbb"/>
    </style:style>
    <style:style style:name="T64" style:family="text">
      <style:text-properties officeooo:rsid="00b14185"/>
    </style:style>
    <style:style style:name="T65" style:family="text">
      <style:text-properties officeooo:rsid="00b149fe"/>
    </style:style>
    <style:style style:name="T66" style:family="text">
      <style:text-properties officeooo:rsid="00c7fff1"/>
    </style:style>
    <style:style style:name="T67" style:family="text">
      <style:text-properties fo:font-size="14pt" fo:font-weight="bold" officeooo:rsid="008aab0a" style:font-size-asian="14pt" style:font-weight-asian="bold" style:font-size-complex="14pt" style:font-weight-complex="bold"/>
    </style:style>
    <style:style style:name="T68" style:family="text">
      <style:text-properties fo:font-size="14pt" fo:font-weight="bold" officeooo:rsid="00dc9807" style:font-size-asian="14pt" style:font-weight-asian="bold" style:font-size-complex="14pt" style:font-weight-complex="bold"/>
    </style:style>
    <style:style style:name="T69" style:family="text">
      <style:text-properties fo:font-size="14pt" fo:font-weight="bold" officeooo:rsid="00c7fff1" style:font-size-asian="14pt" style:font-weight-asian="bold" style:font-size-complex="14pt" style:font-weight-complex="bold"/>
    </style:style>
    <style:style style:name="T70" style:family="text">
      <style:text-properties fo:font-size="14pt" fo:font-weight="bold" officeooo:rsid="00e6d6e9" style:font-size-asian="14pt" style:font-weight-asian="bold" style:font-size-complex="14pt" style:font-weight-complex="bold"/>
    </style:style>
    <style:style style:name="T71" style:family="text">
      <style:text-properties fo:font-size="14pt" fo:font-weight="bold" officeooo:rsid="00e772c6" style:font-size-asian="14pt" style:font-weight-asian="bold" style:font-size-complex="14pt" style:font-weight-complex="bold"/>
    </style:style>
    <style:style style:name="T72" style:family="text">
      <style:text-properties fo:font-size="14pt" fo:font-weight="normal" officeooo:rsid="008aab0a" style:font-size-asian="14pt" style:font-weight-asian="normal" style:font-size-complex="14pt" style:font-weight-complex="normal"/>
    </style:style>
    <style:style style:name="T73" style:family="text">
      <style:text-properties fo:font-style="italic"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cc039a" style:font-style-asian="normal" style:font-style-complex="normal"/>
    </style:style>
    <style:style style:name="T76" style:family="text">
      <style:text-properties officeooo:rsid="00c9746c"/>
    </style:style>
    <style:style style:name="T77" style:family="text">
      <style:text-properties officeooo:rsid="00cc039a"/>
    </style:style>
    <style:style style:name="T78" style:family="text">
      <style:text-properties officeooo:rsid="00cffaf5"/>
    </style:style>
    <style:style style:name="T79" style:family="text">
      <style:text-properties fo:font-size="12pt" fo:font-weight="normal" officeooo:rsid="00cf64e4" style:font-size-asian="10.5pt" style:font-weight-asian="normal" style:font-size-complex="12pt" style:font-weight-complex="normal"/>
    </style:style>
    <style:style style:name="T80" style:family="text">
      <style:text-properties fo:font-size="12pt" fo:font-weight="normal" officeooo:rsid="00d10012" style:font-size-asian="10.5pt" style:font-weight-asian="normal" style:font-size-complex="12pt" style:font-weight-complex="normal"/>
    </style:style>
    <style:style style:name="T81" style:family="text">
      <style:text-properties officeooo:rsid="00d2e43d"/>
    </style:style>
    <style:style style:name="T82" style:family="text">
      <style:text-properties officeooo:rsid="00d2e80b"/>
    </style:style>
    <style:style style:name="T83" style:family="text">
      <style:text-properties officeooo:rsid="00da7a31"/>
    </style:style>
    <style:style style:name="T84" style:family="text">
      <style:text-properties officeooo:rsid="00df5fc6"/>
    </style:style>
    <style:style style:name="T85" style:family="text">
      <style:text-properties officeooo:rsid="00e3d194"/>
    </style:style>
    <style:style style:name="T86" style:family="text">
      <style:text-properties officeooo:rsid="00f38c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3</text:p>
      <text:p text:style-name="P70">1. Arduino Introduction</text:p>
      <text:p text:style-name="P2"/>
      <text:p text:style-name="P74">1.1) Fuse states</text:p>
      <text:p text:style-name="P74"/>
      <text:p text:style-name="P14"><text:span text:style-name="T4">Reset Address:</text:span><text:span text:style-name="T11"> </text:span><text:span text:style-name="T12">Reset address is at 0x0000 because BOOTRSR fuse is ‘1.’ Otherwise it would be at the Boot Reset Address.</text:span></text:p>
      <text:p text:style-name="P13"><text:span text:style-name="T3">SPI Enabled: </text:span><text:span text:style-name="T1">Assuming this is bit5 of the hfuse byte, then SPI is enabled.</text:span></text:p>
      <text:p text:style-name="P13"><text:span text:style-name="T3">Memory Protection Modes Enabled:</text:span> <text:span text:style-name="T2">It appears there is memory protection since every single memory lock bit mode is programmed. The programmed LB mode doesn’t allow Serial/Parallel programming so I don’t think we will be able to read memory from the programming port. </text:span></text:p>
      <text:p text:style-name="P13"/>
      <text:p text:style-name="P75">1.2) <text:span text:style-name="T47">Memory readout</text:span></text:p>
      <text:p text:style-name="P75"/>
      <text:p text:style-name="P3">What happens when reading flash:<text:span text:style-name="T10"> </text:span><text:span text:style-name="T13">avrdude attempts to read flash, but finishes saying that flash is empty and the resulting file as no contents. </text:span><text:span text:style-name="T14">It also says refers to the safemode saying the fuses are OK. </text:span></text:p>
      <text:p text:style-name="P3">Results of reading flash after programming: <text:span text:style-name="T15">This time, contents are read into the flash.bin file and some noticeable strings from it are “Please enter the passkey:” and “SUCCESS!”</text:span></text:p>
      <text:p text:style-name="P3">What changed:</text:p>
      <text:p text:style-name="P27">I believe the lock fuse was 0xC0 before programming and it certainly became 0xFF after programming. Because of this, the memory lock features became disabled and allowed flash/EEPROM to be read from. <text:span text:style-name="T5">I’m not sure how we were able to program flash when these bits were enabled though. </text:span><text:span text:style-name="T6">I’m guessing it’s because of the chip erase that preceded the flash write. </text:span></text:p>
      <text:p text:style-name="P28"/>
      <text:p text:style-name="P76">1.3) uart_polling</text:p>
      <text:p text:style-name="P29"/>
      <text:p text:style-name="P4">What register holds the character received over UART when the function <text:span text:style-name="T48">(uart_getchar)</text:span> returns?</text:p>
      <text:p text:style-name="P30">Wlo</text:p>
      <text:p text:style-name="P4">What characters received over the UART cause the control flow to break out of the normal evaluation loop and head in the direction of the victory() function?</text:p>
      <text:p text:style-name="P31">‘<text:span text:style-name="T49">\n</text:span>’ <text:span text:style-name="T49">and </text:span>’<text:span text:style-name="T49">\r’ cause the program to stop comparing the user’s entered characters and to stop counting the number of characters entered.</text:span></text:p>
      <text:p text:style-name="P4">What values must r16 and r17 have to reach the victory() function?</text:p>
      <text:p text:style-name="P32">R16 must equal 0 and R17 must equal 8</text:p>
      <text:p text:style-name="P32"/>
      <text:p text:style-name="P4">How can r16 and r17 be modified with each input character? What information is each register carrying?</text:p>
      <text:p text:style-name="P35">R17 is modified by incrementing itself by 1 with each input character</text:p>
      <text:p text:style-name="P35">R16 can be modified if an incorrect input character is entered</text:p>
      <text:p text:style-name="P35"/>
      <text:p text:style-name="P34">R17 is a counter indicating the number of characters entered</text:p>
      <text:p text:style-name="P33">R16 is a flag and ‘1’ indicates that the strings aren’t equal</text:p>
      <text:p text:style-name="P4">Where in memory is the good password stored?</text:p>
      <text:p text:style-name="P37">Start at Y=0x8FF, Subtract 8 <text:span text:style-name="T50">so </text:span>Y=0x8F7</text:p>
      <text:p text:style-name="P15"><text:span text:style-name="T16">It appears 0x8F7 in </text:span><text:span text:style-name="T17">data space</text:span></text:p>
      <text:p text:style-name="P4">What is the password?</text:p>
      <text:p text:style-name="P36">A8cTQf73</text:p>
      <text:p text:style-name="P77"><text:soft-page-break/>1.4) uart_interrupt</text:p>
      <text:p text:style-name="P5">What memory addresses does the interrupt handler load from? What address does it store to?</text:p>
      <text:p text:style-name="P43">(Excluding USART data register UDR0)</text:p>
      <text:p text:style-name="P39">Loads from: 0x13<text:span text:style-name="T51">F</text:span>, 0x13<text:span text:style-name="T51">E</text:span></text:p>
      <text:p text:style-name="P39">Stores to: 0x13<text:span text:style-name="T51">F</text:span></text:p>
      <text:p text:style-name="P39"/>
      <text:p text:style-name="P5">Which of these memory addresses does the main loop load from? Which of these memory addresses does the main loop store to?</text:p>
      <text:p text:style-name="P42">(not counting usart initialization where 0x13E and 0x13F are both written to. Only counting in the loop)</text:p>
      <text:p text:style-name="P41">Loads from: <text:span text:style-name="T52">0x13E, 0x13F, </text:span></text:p>
      <text:p text:style-name="P41">Stores to: <text:span text:style-name="T52">0x13E</text:span></text:p>
      <text:p text:style-name="P40"/>
      <text:p text:style-name="P5">Describe the data structure that is being used to communicate between the interrupt handler and the main loop. What is the purpose of each of the values store in memory?</text:p>
      <text:p text:style-name="P44"/>
      <text:p text:style-name="P46">The data structure appears to be a ring buffer of sorts, where the index will refresh to 0 if the number of characters entered exceeds 0x<text:span text:style-name="T54">40</text:span>. </text:p>
      <text:p text:style-name="P46"/>
      <text:p text:style-name="P45">The data at 0x13F leads the data at 0x13E by 1 <text:span text:style-name="T53">IF a user enters </text:span><text:span text:style-name="T55">a character</text:span></text:p>
      <text:p text:style-name="P48">Otherwise, they equal. </text:p>
      <text:p text:style-name="P45"/>
      <text:p text:style-name="P47">There appear to be 2 purposes</text:p>
      <text:p text:style-name="P16"><text:span text:style-name="T18">1) As mentioned, the buffer index at both addresses resets to 0 once exceeding 0x</text:span><text:span text:style-name="T20">3F</text:span><text:span text:style-name="T18"> </text:span><text:span text:style-name="T19">which eliminates the possibility of a buffer overflow.</text:span></text:p>
      <text:p text:style-name="P16"><text:span text:style-name="T19"><text:s text:c="3"/></text:span><text:span text:style-name="T21">IRQ) 0x13F sets its </text:span><text:span text:style-name="T22">next</text:span><text:span text:style-name="T21"> index in IRQ</text:span></text:p>
      <text:p text:style-name="P16"><text:span text:style-name="T21"><text:s text:c="3"/>main) 0x13E sets its </text:span><text:span text:style-name="T22">next</text:span><text:span text:style-name="T21"> index in main loop</text:span></text:p>
      <text:p text:style-name="P49"/>
      <text:p text:style-name="P47">2) They act as a flag to let the program know if the user entered a character. If a user enters a character, the value at 0x13F leads 0x13E by 1, and breaks out of the ‘wait’ loop. Otherwise, if no character is entered, the values at both addresses equal each other and the program remains in the ‘wait’ loop where it continuously compare the values of the two addresses.</text:p>
      <text:p text:style-name="P38"/>
      <text:p text:style-name="P5">Is there any circumstance where this mechanism will drop data coming in from the UART? What are the conditions when this would happen?</text:p>
      <text:p text:style-name="P6"/>
      <text:p text:style-name="P17"><text:span text:style-name="T23">I believe </text:span><text:span text:style-name="T24">this mechanism will drop data </text:span><text:span text:style-name="T23">in the IRQ IF R18==Wlo at their comparison which would cause data in UDR0 to be read into Wlo. In this event, the user entered character is never committed to memory and is lost. </text:span></text:p>
      <text:p text:style-name="P50"/>
      <text:p text:style-name="P51">I think this scenario is possible if the user enters data too fast (IRQ is triggered multiple occurrences in a row and doesn’t let main execute) to where the index in 0x13F wraps around to the index in 0x13E and causes R18=Wlo at their comparison in the IRQ. </text:p>
      <text:p text:style-name="P51"/>
      <text:p text:style-name="P52">(This happens because 0x13F index is supposed to lead 0x13E index, BUT if the index in 0x13F is 1 less than the index of 0x13E when entering the IRQ, then the mechanism above will be triggered.)</text:p>
      <text:p text:style-name="P50"/>
      <text:p text:style-name="P50"/>
      <text:p text:style-name="P71"><text:soft-page-break/><text:span text:style-name="T55">2</text:span>) I/O Interaction</text:p>
      <text:p text:style-name="P7">What I/O configurations are performed by the function at code address 0x72?</text:p>
      <text:p text:style-name="P18"><text:span text:style-name="T25">From 18.2.1 in DataSheet, the Port C pins 1:0 are being configured as </text:span><text:span text:style-name="T26">inputs</text:span><text:span text:style-name="T25"> </text:span><text:span text:style-name="T27">through the data direction register, and then the pull-up resistors are being activated by writing to the data register.</text:span></text:p>
      <text:p text:style-name="P7">What I/O element is used by the function at code address 0xC0? What are the arguments to this function? What does it return?</text:p>
      <text:p text:style-name="P53">Analog to Digital Converter (ADC). </text:p>
      <text:p text:style-name="P54">The arguments appear to be <text:span text:style-name="T56">8 bit </text:span>integers stored in R22 and Wlo (these are used before modified)</text:p>
      <text:p text:style-name="P54">It appears to return a 16 bit integer in W (this is the last register updated before returning)</text:p>
      <text:p text:style-name="P7">What functions call the function at code address 0xc0? What arguments do they pass? What inputs are they interacting with?</text:p>
      <text:p text:style-name="P20"><text:span text:style-name="T30">Get_Temp</text:span><text:span text:style-name="T31">@0xe</text:span><text:span text:style-name="T32">d</text:span><text:span text:style-name="T33">: Passes ‘0x3’ through R22 and ‘0x8’ through Wlo</text:span></text:p>
      <text:p text:style-name="P19"><text:span text:style-name="T28">The argument through R22 is ultimately used </text:span><text:span text:style-name="T29">to configure an ADC register called ADMUX to 0xC0</text:span></text:p>
      <text:p text:style-name="P59">The argument in Wlo seems like it’s used to mask ADMUX for ADC by bitwising Oring ADMUX <text:span text:style-name="T58">with 0x8.</text:span></text:p>
      <text:p text:style-name="P60">The final value in ADMUX should be 0xC8</text:p>
      <text:p text:style-name="P61">The 0x08 configures ADMUX <text:span text:style-name="T59">(bit 3) </text:span>to take a temperature sensor as input <text:span text:style-name="T60">to ADC.</text:span></text:p>
      <text:p text:style-name="P61"/>
      <text:p text:style-name="P21"><text:span text:style-name="T34">ADC</text:span><text:span text:style-name="T35">2</text:span><text:span text:style-name="T31">@0x10</text:span><text:span text:style-name="T36">0</text:span><text:span text:style-name="T35">: </text:span><text:span text:style-name="T37">Passes ‘0x1’ through R22 and ‘0x2’ through Wlo</text:span></text:p>
      <text:p text:style-name="P62">Does the same thing as above function (Get_Temp), except configures ADMUX to accept ADC2 as input with a different reference voltage.</text:p>
      <text:p text:style-name="P55"/>
      <text:p text:style-name="P7">Follow the control flow through the main loop to see how the various I/O values are</text:p>
      <text:p text:style-name="P7">used. Can you determine a set of inputs that triggers the victory() function? Describe</text:p>
      <text:p text:style-name="P7">your train of thought in determining these inputs.</text:p>
      <text:p text:style-name="P78"/>
      <text:p text:style-name="P56">PINC(0) and PINC(1) are loaded into R6 and R4 respectively at the start of the main loop.</text:p>
      <text:p text:style-name="P57"><text:span text:style-name="T57">S</text:span>o, r6 == PINC(0) &amp; r4 == PINC(1). </text:p>
      <text:p text:style-name="P57"/>
      <text:p text:style-name="P63">Both bits 1:0 of PINC <text:span text:style-name="T61">are checked for whether or not they are 0. </text:span></text:p>
      <text:p text:style-name="P65">If PINC(0)==0, then ‘1’ is stored in Wlo. </text:p>
      <text:p text:style-name="P65">If PINC(0)==1, then ‘0’ is stored in Wlo.</text:p>
      <text:p text:style-name="P63"/>
      <text:p text:style-name="P65">If PINC(1)==0 then ‘1’ is stored in Whi.</text:p>
      <text:p text:style-name="P65">If PINC(1)==1 then ‘0’ is stored in Whi.</text:p>
      <text:p text:style-name="P63"/>
      <text:p text:style-name="P66">The addition of Wlo and Whi is stored in R7.</text:p>
      <text:p text:style-name="P66"/>
      <text:p text:style-name="P9">I noticed one of the checks to reach the victory() function is checking if R7==2.</text:p>
      <text:p text:style-name="P8">Therefore, we want PINC(1:0)==”00.”</text:p>
      <text:p text:style-name="P64">It doesn’t appear that R7 is changed until that point.</text:p>
      <text:p text:style-name="P64"/>
      <text:p text:style-name="P22"><text:span text:style-name="T38">I noticed there</text:span><text:span text:style-name="T39"> are 2 more checks that it takes to get to the Victory() function </text:span><text:span text:style-name="T38">although I didn’t know the significance of the registers being checked. </text:span></text:p>
      <text:p text:style-name="P67"/>
      <text:p text:style-name="P23"><text:span text:style-name="T38">I</text:span><text:span text:style-name="T44">t appears after analyzing one of the functions (Get_Temp), that it’s return is moved into R15:R14, which are the registers used in the 2</text:span><text:span text:style-name="T62">nd</text:span><text:span text:style-name="T44"> check before the Victory() function. These don’t appear to change up until that point. The </text:span><text:span text:style-name="T43">input</text:span><text:span text:style-name="T44"> stored in these registers appears to be from a temperature sensor and are the result of an AD conversion. </text:span></text:p>
      <text:p text:style-name="P10"><text:soft-page-break/>It appears if R14<text:span text:style-name="T63">&gt;</text:span><text:span text:style-name="T64">=</text:span>32 <text:span text:style-name="T63">and R15</text:span><text:span text:style-name="T64">&gt;=</text:span><text:span text:style-name="T63">0, </text:span><text:span text:style-name="T64">then the Sflag is never set </text:span><text:span text:style-name="T65">so that range of values is acceptable to move through that check.</text:span><text:span text:style-name="T40"> </text:span><text:span text:style-name="T41">However, if R14&lt;32 and R15=0, then we will go through the bad branch, </text:span><text:span text:style-name="T42">or anytime R15&lt;0.</text:span></text:p>
      <text:p text:style-name="P68"/>
      <text:p text:style-name="P11"><text:span text:style-name="T42">T</text:span><text:span text:style-name="T10">he final input that goes through the final check before the Victory() function also comes from an AD conversion. Instead of reading temperature, these new inputs come from the ADC2 channel and appear to ultimately be stored in R17:R16 from the function I named “ADC2.” </text:span><text:span text:style-name="T45">Again, R17:R16 appears to be untouched up until the check </text:span><text:span text:style-name="T46">and is moved into W to be checked. </text:span></text:p>
      <text:p text:style-name="P69"/>
      <text:p text:style-name="P24"><text:span text:style-name="T7">There are a few inputs </text:span><text:span text:style-name="T8">from ADC2 </text:span><text:span text:style-name="T7">through R17:R16 that can trigger the victory() condition. </text:span><text:span text:style-name="T9">Ultimately, we want Whi=0x0 at the end of the checks because that is the only way to ensure the carry flag is set (0&lt;1). There are a few data ranges from ADC2 that ensure this:</text:span></text:p>
      <text:p text:style-name="P12">R16=0x60-0xFF and R17=0x9 causes Whi=0x0 and there to be a carry to compare against.</text:p>
      <text:p text:style-name="P12">R16=0x0-0x59 and R17=0x10 also causes Whi=0x0 and there to be a carry to compare against.</text:p>
      <text:p text:style-name="P58"/>
      <text:p text:style-name="P72">3)<text:span text:style-name="T10"> </text:span><text:span text:style-name="T66">Brute-forcing using peripheral interaction</text:span></text:p>
      <text:p text:style-name="P79"/>
      <text:p text:style-name="P79">How does the program on the microcontroller communicate that it is ready to receive a password?</text:p>
      <text:p text:style-name="P83">It prompts over USART port /<text:span text:style-name="T73">dev</text:span><text:span text:style-name="T74">/ttyACM0 “Please enter the password:</text:span><text:span text:style-name="T75">\r\n</text:span><text:span text:style-name="T74">” </text:span></text:p>
      <text:p text:style-name="P79">How does the program on the microcontroller communicate that a password is incorrect?</text:p>
      <text:p text:style-name="P84"><text:span text:style-name="T76">It returns “</text:span>Incorrect password!<text:span text:style-name="T77">\r\n</text:span>” </text:p>
      <text:p text:style-name="P79">How does the program on the microcontroller communicate that a password is correct?</text:p>
      <text:p text:style-name="P85">It returns “SUCCESS!\r\n”</text:p>
      <text:p text:style-name="P79">What is your estimate of the rate that you can test passwords over the serial port?</text:p>
      <text:p text:style-name="P25"><text:span text:style-name="T79">38,400 bits/sec </text:span><text:span text:style-name="T80">baud rate</text:span></text:p>
      <text:p text:style-name="P87">~10 bits per character including start, stop bits</text:p>
      <text:p text:style-name="P87"><text:span text:style-name="T78">so 3,840 characters/sec</text:span> </text:p>
      <text:p text:style-name="P88">and then divide that by the number of characters per password to get the number of passwords per second</text:p>
      <text:p text:style-name="P89">e.g. 10 character passwords would be 384 passwords per second</text:p>
      <text:p text:style-name="P89">which corresponds to <text:span text:style-name="T81">23,040 passwords per minute</text:span></text:p>
      <text:p text:style-name="P90">or 1,382,400 passwords per hour</text:p>
      <text:p text:style-name="P79">What is your estimate of the amount of time that will be required to brute-force a</text:p>
      <text:p text:style-name="P79">16-bit hash over the serial port?</text:p>
      <text:p text:style-name="P86">250,000 attempts <text:span text:style-name="T82">and assuming 10 character long passwords.</text:span></text:p>
      <text:p text:style-name="P91">250,000 attempts / 1,382,400 pw per hour = .18 hours or around 11 minutes</text:p>
      <text:p text:style-name="P80"/>
      <text:p text:style-name="P93">This depends on some factors though, like the length of characters you start at and the number of characters you plan to cycle through. </text:p>
      <text:p text:style-name="P80"/>
      <text:p text:style-name="P80"/>
      <text:p text:style-name="P80"/>
      <text:p text:style-name="P80"/>
      <text:p text:style-name="P80"/>
      <text:p text:style-name="P80"/>
      <text:p text:style-name="P80"/>
      <text:p text:style-name="P80"/>
      <text:p text:style-name="P80"/>
      <text:p text:style-name="P80"><text:soft-page-break/></text:p>
      <text:p text:style-name="P80">What password(s) did you find? How many attempts were required to find a password? How</text:p>
      <text:p text:style-name="P80">much time did it take?</text:p>
      <text:p text:style-name="P92">The passwords, attempts, and time should be aligned by column to go with each other.</text:p>
      <text:p text:style-name="P92">For example ‘y8B’ was found on the 234,992 attempt and it took 4504 seconds to get there</text:p>
      <text:p text:style-name="P92">which is around 75 minute<text:span text:style-name="T83">s</text:span></text:p>
      <text:p text:style-name="P92">Passwords:</text:p>
      <text:p text:style-name="P92">[b'4Xi\n', b'B3u\n', b'Eoc\n', b'LFT\n', b'OvA\n', b'jne\n', b'vWf\n', b'y8B\n']</text:p>
      <text:p text:style-name="P92">Attempts:</text:p>
      <text:p text:style-name="P92">[17529, <text:s text:c="3"/>46371, <text:s text:c="3"/>60861, <text:s text:c="3"/>85590, <text:s text:c="4"/>99707, <text:s text:c="4"/>179965, 225040, <text:s/>234992]</text:p>
      <text:p text:style-name="P92">Time: (seconds)</text:p>
      <text:p text:style-name="P92">[334.4, <text:s text:c="4"/>887.6, <text:s text:c="4"/>1165.5, <text:s text:c="2"/>1639.9, <text:s text:c="3"/>1910.6, <text:s text:c="3"/>3449.8, <text:s text:c="2"/>4314.3, <text:s/>4505.2]</text:p>
      <text:p text:style-name="P92"><text:s/></text:p>
      <text:p text:style-name="P26"><text:span text:style-name="T68">4</text:span><text:span text:style-name="T67">)</text:span><text:span text:style-name="T72"> </text:span><text:span text:style-name="T69">Brute-forcing using </text:span><text:span text:style-name="T68">emulation</text:span></text:p>
      <text:p text:style-name="P73"/>
      <text:p text:style-name="P81">How much time do you estimate would be required if you brute forced this 24-bit hash over the UART?</text:p>
      <text:p text:style-name="P94">Using my same logic as before:</text:p>
      <text:p text:style-name="P94">10,000,000 attempts and assuming 10 character long passwords again.</text:p>
      <text:p text:style-name="P94">10,000,000 attempts/1,382,400 = 7.2 hours</text:p>
      <text:p text:style-name="P81"/>
      <text:p text:style-name="P82"><text:span text:style-name="T85">D</text:span>ocument the algorithm that you will use.</text:p>
      <text:p text:style-name="P95"/>
      <text:p text:style-name="P97">I wrote my own password generator that goes through all possible products in a list for an infinite number of elements. </text:p>
      <text:p text:style-name="P97">For example:</text:p>
      <text:p text:style-name="P97">list: </text:p>
      <text:p text:style-name="P97">‘abc’</text:p>
      <text:p text:style-name="P97">Generates:</text:p>
      <text:p text:style-name="P97">a<text:tab/>b<text:tab/>c<text:tab/>aa<text:tab/>ab<text:tab/>ac<text:tab/>ba<text:tab/>..<text:tab/>cc<text:tab/>aaa<text:tab/>aab<text:tab/>..<text:tab/>acc<text:tab/></text:p>
      <text:p text:style-name="P97">..<text:tab/>ccc</text:p>
      <text:p text:style-name="P95"/>
      <text:p text:style-name="P82">How many iterations and how much computation time were required to find</text:p>
      <text:p text:style-name="P82">a matching password?</text:p>
      <text:p text:style-name="P95"/>
      <text:p text:style-name="P96">Took about 1<text:span text:style-name="T84">3</text:span> minutes</text:p>
      <text:p text:style-name="P96"/>
      <text:p text:style-name="P95">Found a match after 42038614 attempts!</text:p>
      <text:p text:style-name="P95">Password: 0FFqM</text:p>
      <text:p text:style-name="P95">Hash: 0xbcf98fb2</text:p>
      <text:p text:style-name="P95"/>
      <text:p text:style-name="P98"><text:span text:style-name="T71"/></text:p>
      <text:p text:style-name="P98"><text:span text:style-name="T71"/></text:p>
      <text:p text:style-name="P98"><text:span text:style-name="T71"/></text:p>
      <text:p text:style-name="P98"><text:span text:style-name="T71"/></text:p>
      <text:p text:style-name="P98"><text:span text:style-name="T71"/></text:p>
      <text:p text:style-name="P98"><text:span text:style-name="T71"/></text:p>
      <text:p text:style-name="P98"><text:soft-page-break/><text:span text:style-name="T71">5</text:span><text:span text:style-name="T67">)</text:span><text:span text:style-name="T72"> </text:span><text:span text:style-name="T69">Brute-forcing using </text:span><text:span text:style-name="T70">translation</text:span></text:p>
      <text:p text:style-name="P98"><text:span text:style-name="T70"/></text:p>
      <text:p text:style-name="P101">I can’t find where my translation differs from the actual avr hash algorithm even though I’ve went through line by a line a few times. I noticed that for a 24 bit working password (0FFqM) the hash from hash_update() was REMARKABLY close to the wanted hash .. but the hash_finalize() function messes it up. Maybe it’s a coincidence, but I thought the odds of that being a coincidence were low. </text:p>
      <text:p text:style-name="P98"><text:span text:style-name="T70"/></text:p>
      <text:p text:style-name="P102">This password works on my translation of the hash but I don’t believe it would work on the actual avr hash. Took about 45 minutes<text:span text:style-name="T10">.</text:span></text:p>
      <text:p text:style-name="P99">Found a match after 12380881308 attempts</text:p>
      <text:p text:style-name="P99">Password: <text:bookmark-start text:name="__DdeLink__623_3134170629"/>4:4xDx<text:bookmark-end text:name="__DdeLink__623_3134170629"/></text:p>
      <text:p text:style-name="P99">final hash: 0xa2f98fb2</text:p>
      <text:p text:style-name="P100"/>
      <text:p text:style-name="P10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8:00:42.575239237</meta:creation-date>
    <dc:date>2021-04-02T22:08:28.691321603</dc:date>
    <meta:editing-duration>P4DT9H13M22S</meta:editing-duration>
    <meta:editing-cycles>193</meta:editing-cycles>
    <meta:generator>LibreOffice/6.4.6.2$Linux_X86_64 LibreOffice_project/40$Build-2</meta:generator>
    <meta:document-statistic meta:table-count="0" meta:image-count="0" meta:object-count="0" meta:page-count="6" meta:paragraph-count="143" meta:word-count="1968" meta:character-count="11354" meta:non-whitespace-character-count="9461"/>
  </office:meta>
</office:document-meta>
</file>